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6224" officeooo:paragraph-rsid="00096224"/>
    </style:style>
    <style:style style:name="P2" style:family="paragraph" style:parent-style-name="Standard">
      <style:text-properties officeooo:rsid="00099fb3" officeooo:paragraph-rsid="00099fb3"/>
    </style:style>
    <style:style style:name="P3" style:family="paragraph" style:parent-style-name="Standard">
      <style:text-properties officeooo:rsid="00099fb3" officeooo:paragraph-rsid="000ac6c0"/>
    </style:style>
    <style:style style:name="P4" style:family="paragraph" style:parent-style-name="Standard">
      <style:text-properties fo:font-weight="bold" officeooo:rsid="00099fb3" officeooo:paragraph-rsid="00099fb3" style:font-weight-asian="bold" style:font-weight-complex="bold"/>
    </style:style>
    <style:style style:name="T1" style:family="text">
      <style:text-properties officeooo:rsid="00096224"/>
    </style:style>
    <style:style style:name="T2" style:family="text">
      <style:text-properties officeooo:rsid="00099fb3"/>
    </style:style>
    <style:style style:name="T3" style:family="text">
      <style:text-properties fo:font-weight="bold" style:font-weight-asian="bold" style:font-weight-complex="bold"/>
    </style:style>
    <style:style style:name="T4" style:family="text">
      <style:text-properties officeooo:rsid="000ac6c0"/>
    </style:style>
    <style:style style:name="T5" style:family="text">
      <style:text-properties officeooo:rsid="000bd2c0"/>
    </style:style>
    <style:style style:name="T6" style:family="text">
      <style:text-properties officeooo:rsid="000daa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__DdeLink__1_741104806"/>Limitations</text:p>
      <text:p text:style-name="P1"/>
      <text:p text:style-name="P1"><text:span text:style-name="T4">1</text:span>. <text:span text:style-name="T2">they did not validate the binding of the tracer to clinical measures such as gray matter atrophy, CSF or plasma analytes or cerebral glucose metabolsim known to be affected by or correlated to tau deposition.</text:span></text:p>
      <text:p text:style-name="P2"><text:s/></text:p>
      <text:p text:style-name="P2"/>
      <text:p text:style-name="P2"><text:span text:style-name="T4">2.</text:span> They did not test the tracer in non-AD <text:span text:style-name="T6">tau-related</text:span> such as Down's syndrome, fronto-temporal lobar degeneration (FTLD), Guam Parkinsonism-dementia complex, progressive supranuclear palsy (PSP), etc ..</text:p>
      <text:p text:style-name="P2"/>
      <text:p text:style-name="P3"><text:span text:style-name="T4">3. They could not properly explain why 18F-T807 only binds to human PHF-tau and not to mouse PHF-tau.</text:span></text:p>
      <text:p text:style-name="P2"/>
      <text:p text:style-name="P2"/>
      <text:p text:style-name="P2"><text:span text:style-name="T3">Questions</text:span>: </text:p>
      <text:p text:style-name="P2"/>
      <text:p text:style-name="P2"><text:span text:style-name="T5">1. </text:span>Ap<text:span text:style-name="T4">art from PHF-tau, does it bind to ay other known ultrastructural conformations of tau? As with A-beta, the polymorphism of tau aggregates might affect tracer binding. </text:span><text:bookmark-end text:name="__DdeLink__1_7411048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9:41:22.881018415</meta:creation-date>
    <dc:date>2015-03-03T20:15:32.976192853</dc:date>
    <meta:editing-duration>PT28M49S</meta:editing-duration>
    <meta:editing-cycles>4</meta:editing-cycles>
    <meta:generator>LibreOffice/4.2.7.2$Linux_X86_64 LibreOffice_project/420m0$Build-2</meta:generator>
    <meta:document-statistic meta:table-count="0" meta:image-count="0" meta:object-count="0" meta:page-count="1" meta:paragraph-count="7" meta:word-count="110" meta:character-count="709" meta:non-whitespace-character-count="602"/>
  </office:meta>
</office:document-meta>
</file>